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ee0" officeooo:paragraph-rsid="000f3ee0"/>
    </style:style>
    <style:style style:name="T1" style:family="text">
      <style:text-properties officeooo:rsid="00100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<text:s/>step: Task 3 </text:p>
      <text:p text:style-name="P1"/>
      <text:p text:style-name="P1">look and correlation length model </text:p>
      <text:p text:style-name="P1">second term importend because it referce to the polymer (etha correlation lentgh (mash length)</text:p>
      <text:p text:style-name="P1"/>
      <text:p text:style-name="P1">lorentz exponent --&lt; power law of you polymer (like porod )</text:p>
      <text:p text:style-name="P1"/>
      <text:p text:style-name="P1">Q^n assymtatic behavior of other cluster in your solution </text:p>
      <text:p text:style-name="P1">plot Rg against concentsysthem ration </text:p>
      <text:p text:style-name="P1"/>
      <text:p text:style-name="P1">semi dilute phase --&lt; rg is getting smaller when concentriation is increased </text:p>
      <text:p text:style-name="P1"/>
      <text:p text:style-name="P1">cluster is the reason why behavior it shows low 1 range </text:p>
      <text:p text:style-name="P1"/>
      <text:p text:style-name="P1">etha will take care of the shoulder m will take low q behavior </text:p>
      <text:p text:style-name="P1">cluster can be ingnored as data is bad und we cant see with this resolution --&lt; handle like background </text:p>
      <text:p text:style-name="P1"/>
      <text:p text:style-name="Text_20_body"><text:span text:style-name="T1">use hole q range </text:span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09:05:47.416948947</meta:creation-date>
    <dc:date>2025-12-11T11:07:53.009148505</dc:date>
    <meta:editing-duration>PT2M59S</meta:editing-duration>
    <meta:editing-cycles>1</meta:editing-cycles>
    <meta:document-statistic meta:table-count="0" meta:image-count="0" meta:object-count="0" meta:page-count="1" meta:paragraph-count="11" meta:word-count="110" meta:character-count="621" meta:non-whitespace-character-count="514"/>
    <meta:generator>LibreOffice/24.2.7.2$Linux_X86_64 LibreOffice_project/420$Build-2</meta:generator>
  </office:meta>
</office:document-meta>
</file>